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340" officeooo:paragraph-rsid="00133340"/>
    </style:style>
    <style:style style:name="P2" style:family="paragraph" style:parent-style-name="Standard">
      <style:paragraph-properties fo:text-align="start" style:justify-single-word="false"/>
      <style:text-properties officeooo:paragraph-rsid="00188c22"/>
    </style:style>
    <style:style style:name="P3" style:family="paragraph" style:parent-style-name="Standard">
      <style:paragraph-properties fo:text-align="start" style:justify-single-word="false"/>
      <style:text-properties officeooo:paragraph-rsid="00189de6"/>
    </style:style>
    <style:style style:name="P4" style:family="paragraph" style:parent-style-name="Standard">
      <style:paragraph-properties fo:text-align="start" style:justify-single-word="false"/>
      <style:text-properties officeooo:rsid="0022b24b" officeooo:paragraph-rsid="0022b24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4df72" officeooo:paragraph-rsid="0014df72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88c2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89de6" officeooo:paragraph-rsid="00189de6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9b042" officeooo:paragraph-rsid="0019b04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d320c" officeooo:paragraph-rsid="001d320c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aa608" officeooo:paragraph-rsid="001aa608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c5080" officeooo:paragraph-rsid="001c508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0cb4c" officeooo:paragraph-rsid="0020cb4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646d1" officeooo:paragraph-rsid="002646d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cd894" officeooo:paragraph-rsid="001cd89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b24b" officeooo:paragraph-rsid="0022b24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8d522" officeooo:paragraph-rsid="0028d522"/>
    </style:style>
    <style:style style:name="P17" style:family="paragraph" style:parent-style-name="Standard">
      <style:paragraph-properties fo:text-align="start" style:justify-single-word="false"/>
      <style:text-properties officeooo:rsid="0028d522" officeooo:paragraph-rsid="0028d522"/>
    </style:style>
    <style:style style:name="P18" style:family="paragraph" style:parent-style-name="Standard">
      <style:paragraph-properties fo:text-align="start" style:justify-single-word="false"/>
      <style:text-properties officeooo:rsid="0028dd79" officeooo:paragraph-rsid="0028dd79"/>
    </style:style>
    <style:style style:name="T1" style:family="text">
      <style:text-properties style:text-position="super 58%"/>
    </style:style>
    <style:style style:name="T2" style:family="text">
      <style:text-properties officeooo:rsid="0015fc71"/>
    </style:style>
    <style:style style:name="T3" style:family="text">
      <style:text-properties officeooo:rsid="0016ec62"/>
    </style:style>
    <style:style style:name="T4" style:family="text">
      <style:text-properties officeooo:rsid="00188c22"/>
    </style:style>
    <style:style style:name="T5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6" style:family="text">
      <style:text-properties officeooo:rsid="001f2418"/>
    </style:style>
    <style:style style:name="T7" style:family="text">
      <style:text-properties officeooo:rsid="00247916"/>
    </style:style>
    <style:style style:name="T8" style:family="text">
      <style:text-properties officeooo:rsid="00279d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-comp notes</text:p>
      <text:p text:style-name="P1"/>
      <text:list xml:id="list3339280130" text:style-name="L1">
        <text:list-item>
          <text:p text:style-name="P5">v1 – maximum success rate of 52 </text:p>
        </text:list-item>
        <text:list-item>
          <text:p text:style-name="P5">Majority of genes were unsuccessful – perhaps first value larger than the 2<text:span text:style-name="T1">nd</text:span> meaning the majority of the rules are invalid – <text:span text:style-name="T2">99% of individuals have 0 fitness</text:span></text:p>
        </text:list-item>
        <text:list-item>
          <text:p text:style-name="P6"><text:span text:style-name="T2">To fix this problem, adding a feature that checks created rules and swaps any </text:span><text:span text:style-name="T3">invalid values around, saving the changes back to the individuals </text:span><text:span text:style-name="T4">genome (</text:span><text:span text:style-name="T5">checkValid</text:span><text:span text:style-name="T4">) function </text:span></text:p>
        </text:list-item>
      </text:list>
      <text:p text:style-name="P2"/>
      <text:list xml:id="list204708619911451" text:continue-numbering="true" text:style-name="L1">
        <text:list-item>
          <text:p text:style-name="P7">Added a k-fold splitting</text:p>
        </text:list-item>
        <text:list-item>
          <text:p text:style-name="P8">Greatly reduced measured accuracy to around 60%</text:p>
        </text:list-item>
        <text:list-item>
          <text:p text:style-name="P9">Increased this slightly by reducing the rule number from 5 to 10 – prevent overfi<text:span text:style-name="T6">tti</text:span>ng?</text:p>
        </text:list-item>
      </text:list>
      <text:p text:style-name="P3"/>
      <text:list xml:id="list204708670105995" text:continue-numbering="true" text:style-name="L1">
        <text:list-item>
          <text:p text:style-name="P10">Added a variable and evolving genome length</text:p>
        </text:list-item>
        <text:list-item>
          <text:p text:style-name="P10">Proved its function by starting the first data set with only 1 rule, it evolved to have 10+ to best fir the problem space</text:p>
        </text:list-item>
        <text:list-item>
          <text:p text:style-name="P11">Could add the gene length as a negative value in the fitness function in order to optimise the algorithm/prefer less rules for more efficient running?</text:p>
          <text:list>
            <text:list-item>
              <text:p text:style-name="P12">First attempt at this added to the fitness function which negatively affected the fitness (duh)</text:p>
            </text:list-item>
            <text:list-item>
              <text:p text:style-name="P12">Instead, added it to the tournament selection so that it was a factor in deciding the parents &gt; <text:span text:style-name="T7">fitness**2 * total_gene_size/gene_size</text:span></text:p>
            </text:list-item>
            <text:list-item>
              <text:p text:style-name="P12">Achieved accuracy of 70% compared to 80% but at a much much faster rate</text:p>
            </text:list-item>
            <text:list-item>
              <text:p text:style-name="P13">Next experiment, set the <text:span text:style-name="T8">tournament according to gene size only if fitness equals</text:span></text:p>
            </text:list-item>
          </text:list>
        </text:list-item>
        <text:list-item>
          <text:p text:style-name="P14">Why is the number of rules increasing even when the rule mutation is set to 0?</text:p>
          <text:list>
            <text:list-item>
              <text:p text:style-name="P15">This is because the variation of initial rules is pressured to go higher </text:p>
            </text:list-item>
            <text:list-item>
              <text:p text:style-name="P15">However no new genome lengths outside of the current bounds are ever added</text:p>
            </text:list-item>
            <text:list-item>
              <text:p text:style-name="P15">This is demonstrated by the decreasing standard deviation of the genome length</text:p>
            </text:list-item>
          </text:list>
        </text:list-item>
      </text:list>
      <text:p text:style-name="P4"/>
      <text:list xml:id="list204708292175803" text:continue-numbering="true" text:style-name="L1">
        <text:list-item>
          <text:p text:style-name="P16">Use test data in the fitness function rather than training data, to make the learning more general</text:p>
        </text:list-item>
        <text:list-item>
          <text:p text:style-name="P16">Hence performs cross-validation on training</text:p>
        </text:list-item>
      </text:list>
      <text:p text:style-name="P17"/>
      <text:p text:style-name="P17"/>
      <text:p text:style-name="P17"/>
      <text:p text:style-name="P18">Rule based learning, kept adjusting the algorithm until it can be demonstrated to find the same gene size no matter the staring population – hence it is functioning correctl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21:40:50.525942562</meta:creation-date>
    <dc:date>2021-12-13T20:47:06.596565935</dc:date>
    <meta:editing-duration>PT6H53M23S</meta:editing-duration>
    <meta:editing-cycles>18</meta:editing-cycles>
    <meta:generator>LibreOffice/7.1.6.2$Linux_X86_64 LibreOffice_project/10$Build-2</meta:generator>
    <meta:document-statistic meta:table-count="0" meta:image-count="0" meta:object-count="0" meta:page-count="1" meta:paragraph-count="21" meta:word-count="328" meta:character-count="1868" meta:non-whitespace-character-count="1572"/>
  </office:meta>
</office:document-meta>
</file>